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802cm" fo:min-width="3.8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45cm" fo:min-width="5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5cm" fo:min-width="6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45cm" fo:min-width="5.52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5cm" fo:min-width="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65cm" fo:min-width="5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9cm" fo:min-width="3.39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21cm" fo:min-width="3.27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1cm" svg:height="2.9cm" svg:x="4.8cm" svg:y="2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9cm" svg:height="2.7cm" draw:transform="skewX (0.348891317473666) translate (2.153cm 8.6cm)">
          <text:p text:style-name="P1">wczytaj: n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7cm" svg:height="3cm" svg:x="1.5cm" svg:y="12.7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6.026cm" svg:height="4.7cm" draw:transform="skewX (0.26162485487395) translate (3.21cm 17.4cm)">
          <text:p text:style-name="P1">zakres(1, n+1)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6.5cm" svg:height="3cm" draw:transform="skewX (0.436157780073383) translate (11.599cm 19.7cm)">
          <text:p text:style-name="P1">wczytaj: a (ilość podanych liczb zależy od podanego przedziału)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6.3cm" svg:height="2.9cm" svg:x="12.3cm" svg:y="24cm">
          <text:p text:style-name="P1">iloczyn = suma iloczynów podanych liczb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7.85cm" svg:y1="5.7cm" svg:x2="5.103cm" svg:y2="8.6cm" draw:start-shape="id1" draw:start-glue-point="8" draw:end-shape="id2" draw:end-glue-point="0" svg:d="M7850 5700v1451h-2747v1449" svg:viewBox="0 0 2748 2901">
          <text:p/>
        </draw:connector>
        <draw:connector draw:style-name="gr7" draw:text-style-name="P4" draw:layer="layout" svg:x1="4.121cm" svg:y1="11.3cm" svg:x2="5cm" svg:y2="12.7cm" draw:start-shape="id2" draw:start-glue-point="2" draw:end-shape="id3" draw:end-glue-point="0" svg:d="M4121 11300v700h879v700" svg:viewBox="0 0 880 1401">
          <text:p/>
        </draw:connector>
        <draw:connector draw:style-name="gr7" draw:text-style-name="P4" draw:layer="layout" svg:x1="5cm" svg:y1="15.7cm" svg:x2="6.223cm" svg:y2="17.4cm" draw:start-shape="id3" draw:start-glue-point="2" draw:end-shape="id4" svg:d="M5000 15700v850h1223v850" svg:viewBox="0 0 1224 1701">
          <text:p/>
        </draw:connector>
        <draw:connector draw:style-name="gr7" draw:text-style-name="P4" draw:layer="layout" svg:x1="8.607cm" svg:y1="19.75cm" svg:x2="17.4cm" svg:y2="21.2cm" draw:start-shape="id4" draw:start-glue-point="1" draw:end-shape="id5" svg:d="M8607 19750h9993v1450h-1200" svg:viewBox="0 0 9994 1451">
          <text:p/>
        </draw:connector>
        <draw:connector draw:style-name="gr7" draw:text-style-name="P4" draw:layer="layout" svg:x1="13.451cm" svg:y1="22.7cm" svg:x2="15.45cm" svg:y2="24cm" draw:start-shape="id5" draw:start-glue-point="2" draw:end-shape="id6" draw:end-glue-point="0" svg:d="M13451 22700v650h1999v650" svg:viewBox="0 0 2000 1301">
          <text:p/>
        </draw:connector>
        <draw:custom-shape draw:style-name="gr8" draw:text-style-name="P3" xml:id="id8" draw:id="id8" draw:layer="layout" svg:width="5.5cm" svg:height="2.6cm" svg:x="3.4cm" svg:y="26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" draw:id="id7" draw:layer="layout" svg:width="6cm" svg:height="1.7cm" svg:x="3.9cm" svg:y="23.7cm">
          <text:p text:style-name="P1">return: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svg:x1="12.3cm" svg:y1="25.45cm" svg:x2="9.15cm" svg:y2="24.55cm" draw:start-shape="id6" draw:start-glue-point="3" draw:end-shape="id7" draw:end-glue-point="6" svg:d="M12300 25450h-1199v-900h-1951" svg:viewBox="0 0 3151 901">
          <text:p/>
        </draw:connector>
        <draw:connector draw:style-name="gr7" draw:text-style-name="P4" draw:layer="layout" svg:x1="6.9cm" svg:y1="25.4cm" svg:x2="6.15cm" svg:y2="26.6cm" draw:start-shape="id7" draw:start-glue-point="8" draw:end-shape="id8" draw:end-glue-point="4" svg:d="M6900 25400v601h-750v599" svg:viewBox="0 0 7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5:15.795987249</meta:creation-date>
    <dc:date>2018-11-28T10:37:15.185543190</dc:date>
    <meta:editing-duration>PT11M29S</meta:editing-duration>
    <meta:editing-cycles>1</meta:editing-cycles>
    <meta:document-statistic meta:object-count="15"/>
    <meta:generator>LibreOffice/6.0.6.2$Linux_X86_64 LibreOffice_project/00m0$Build-2</meta:generator>
  </office:meta>
</office:document-meta>
</file>